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3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respons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id_responsable</text:p>
          </table:table-cell>
          <table:table-cell table:style-name="ce2" office:value-type="string" calcext:value-type="string">
            <text:p>nombre_responsable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aura Torres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Carlos Martíne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8T10:16:39.522646292</meta:creation-date>
    <dc:date>2025-08-08T10:29:14.870116069</dc:date>
    <meta:editing-duration>PT1M40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